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5000b" style:font-name="Gadugi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84d1" style:font-name="Gadugi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ff950e" style:font-name="Gadugi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4b1f6f" style:font-name="Gadugi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style:use-window-font-color="true" style:font-name="Gadugi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color="#009900" style:font-name="Gadugi"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ff00cc" style:font-name="Gadugi"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00cc00" style:font-name="Gadugi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style:use-window-font-color="true" style:font-name="Gadugi"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Gadugi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800000"/>
    </style:style>
    <style:style style:name="T4" style:family="text">
      <style:text-properties fo:color="#00cc00" style:font-name="Gadugi"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ading spinner de 1 à 3 secondes</text:p>
      <text:p text:style-name="P1">Header-----------------------------------------------------------------------</text:p>
      <text:p text:style-name="P5">logo + id pour retour depuis carte_menu</text:p>
      <text:p text:style-name="P5"/>
      <text:p text:style-name="P1">Section_introduction-------------------------------------------------------</text:p>
      <text:p text:style-name="P2"><text:tab/>section_présentation------</text:p>
      <text:p text:style-name="P3"><text:tab/><text:tab/>intro_a</text:p>
      <text:p text:style-name="P4"><text:tab/><text:tab/><text:tab/>icône</text:p>
      <text:p text:style-name="P4"><text:tab/><text:tab/><text:tab/>quartier <text:span text:style-name="T1">formulaire remplissable</text:span></text:p>
      <text:p text:style-name="P3"><text:tab/><text:tab/>intro_b <text:span text:style-name="T1">h1(parce qu'il y a « réservez » et « menu »)</text:span></text:p>
      <text:p text:style-name="P3"><text:tab/><text:tab/>intro_c <text:span text:style-name="T1">h3</text:span></text:p>
      <text:p text:style-name="P3"><text:tab/><text:tab/>intro_d <text:span text:style-name="T1">h3</text:span></text:p>
      <text:p text:style-name="P5"/>
      <text:p text:style-name="P2"><text:tab/>section_fonctionnement------</text:p>
      <text:p text:style-name="P3"><text:tab/><text:tab/>titre_fonction <text:span text:style-name="T3">h2</text:span></text:p>
      <text:p text:style-name="P3"><text:tab/><text:tab/>étapes 1_2_3</text:p>
      <text:p text:style-name="P4"><text:tab/><text:tab/><text:tab/>étape_1</text:p>
      <text:p text:style-name="P6"><text:tab/><text:tab/><text:tab/><text:tab/>pastille_1<text:span text:style-name="T1">h3</text:span></text:p>
      <text:p text:style-name="P6"><text:tab/><text:tab/><text:tab/><text:tab/>icône_text_pastille_1 <text:span text:style-name="T1">chgt de background au survol + chgt ombre portée</text:span></text:p>
      <text:p text:style-name="P7"><text:tab/><text:tab/><text:tab/><text:tab/><text:tab/>icône_mobile</text:p>
      <text:p text:style-name="P7"><text:tab/><text:tab/><text:tab/><text:tab/><text:tab/>text_pastille_1<text:span text:style-name="T1">h3</text:span></text:p>
      <text:p text:style-name="P4"/>
      <text:p text:style-name="P4"><text:tab/><text:tab/><text:tab/>étape_2</text:p>
      <text:p text:style-name="P6"><text:tab/><text:tab/><text:tab/><text:tab/>pastille_2<text:span text:style-name="T1">h3</text:span></text:p>
      <text:p text:style-name="P6"><text:tab/><text:tab/><text:tab/><text:tab/>icône_text_pastille_2</text:p>
      <text:p text:style-name="P7"><text:tab/><text:tab/><text:tab/><text:tab/><text:tab/>icône_paragraphe</text:p>
      <text:p text:style-name="P7"><text:tab/><text:tab/><text:tab/><text:tab/><text:tab/>text_pastille_2<text:span text:style-name="T1">h3</text:span></text:p>
      <text:p text:style-name="P6"/>
      <text:p text:style-name="P4"><text:tab/><text:tab/><text:tab/>étape_3</text:p>
      <text:p text:style-name="P6"><text:tab/><text:tab/><text:tab/><text:tab/>pastille_3<text:span text:style-name="T1">h3</text:span></text:p>
      <text:p text:style-name="P6"><text:tab/><text:tab/><text:tab/><text:tab/>icône_text_pastille_3</text:p>
      <text:p text:style-name="P7"><text:tab/><text:tab/><text:tab/><text:tab/><text:tab/>icône_maison</text:p>
      <text:p text:style-name="P7"><text:tab/><text:tab/><text:tab/><text:tab/><text:tab/>text_pastille_3<text:span text:style-name="T1">h3</text:span></text:p>
      <text:p text:style-name="P1"/>
      <text:p text:style-name="P1">Section_restaurants--------------------------------------------------------</text:p>
      <text:p text:style-name="P2"><text:soft-page-break/><text:tab/>titre <text:span text:style-name="T1">h2</text:span>-------------------------------------</text:p>
      <text:p text:style-name="P2"><text:tab/>section_restau--------------------------</text:p>
      <text:p text:style-name="P3"><text:tab/><text:tab/>card_restau_1<text:span text:style-name="T1">cliquable + lien vers menu_restau 1</text:span></text:p>
      <text:p text:style-name="P4"><text:tab/><text:tab/><text:tab/>card_image</text:p>
      <text:p text:style-name="P8"><text:tab/><text:tab/><text:tab/><text:tab/>pastille_nouveau</text:p>
      <text:p text:style-name="P4"><text:tab/><text:tab/><text:tab/>card_body</text:p>
      <text:p text:style-name="Standard"><text:tab/><text:tab/><text:tab/><text:tab/><text:span text:style-name="T4">titre_restau</text:span> <text:span text:style-name="T2">h3</text:span><text:span text:style-name="T1"> </text:span><text:span text:style-name="T4">+ nom_quartier </text:span><text:span text:style-name="T2">h4</text:span></text:p>
      <text:p text:style-name="P8"><text:tab/><text:tab/><text:tab/><text:tab/>icône cœur <text:span text:style-name="T1">pointeur + chgt couleur au clic(survol version desktop)</text:span></text:p>
      <text:p text:style-name="P3"><text:tab/><text:tab/>card_restau_2 <text:span text:style-name="T1">cliquable + lien vers menu_restau 2</text:span></text:p>
      <text:p text:style-name="P4"><text:tab/><text:tab/><text:tab/>card_image</text:p>
      <text:p text:style-name="P8"><text:tab/><text:tab/><text:tab/><text:tab/>idem card_restau-1</text:p>
      <text:p text:style-name="P4"><text:tab/><text:tab/><text:tab/>card_body</text:p>
      <text:p text:style-name="P8"><text:tab/><text:tab/><text:tab/><text:tab/>idem card_restau-1</text:p>
      <text:p text:style-name="P3"><text:tab/><text:tab/>card_restau_3 <text:span text:style-name="T1">cliquable + lien vers menu_restau 3</text:span></text:p>
      <text:p text:style-name="P4"><text:tab/><text:tab/><text:tab/>card_image</text:p>
      <text:p text:style-name="P8"><text:tab/><text:tab/><text:tab/><text:tab/>PAS de pastille</text:p>
      <text:p text:style-name="P4"><text:tab/><text:tab/><text:tab/>card_body</text:p>
      <text:p text:style-name="P8"><text:tab/><text:tab/><text:tab/><text:tab/>idem card_restau-1</text:p>
      <text:p text:style-name="P3"><text:tab/><text:tab/>card_restau_4 <text:span text:style-name="T1">cliquable + lien vers menu_restau 4</text:span></text:p>
      <text:p text:style-name="P4"><text:tab/><text:tab/><text:tab/>card_image</text:p>
      <text:p text:style-name="P8"><text:tab/><text:tab/><text:tab/><text:tab/>idem card_restau-3</text:p>
      <text:p text:style-name="P4"><text:tab/><text:tab/><text:tab/>card_body</text:p>
      <text:p text:style-name="P8"><text:tab/><text:tab/><text:tab/><text:tab/>idem card_restau-1</text:p>
      <text:p text:style-name="P8"/>
      <text:p text:style-name="P1">Footer-----------------------------------------------------------------------</text:p>
      <text:p text:style-name="P2"><text:tab/>logo</text:p>
      <text:p text:style-name="P2"><text:tab/>menu_footer</text:p>
      <text:p text:style-name="P3"><text:tab/><text:tab/>foot_1</text:p>
      <text:p text:style-name="P4"><text:tab/><text:tab/><text:tab/>icône_couverts</text:p>
      <text:p text:style-name="P4"><text:tab/><text:tab/><text:tab/>text_foot-1 <text:span text:style-name="T1">h4</text:span></text:p>
      <text:p text:style-name="P3"><text:tab/><text:tab/>foot_2</text:p>
      <text:p text:style-name="P4"><text:tab/><text:tab/><text:tab/>icône_mains</text:p>
      <text:p text:style-name="P4"><text:tab/><text:tab/><text:tab/>text_foot_2 <text:span text:style-name="T1">h4</text:span></text:p>
      <text:p text:style-name="P3"><text:tab/><text:tab/>foot_3 <text:span text:style-name="T1">h4</text:span></text:p>
      <text:p text:style-name="P3"><text:tab/><text:tab/>foot_4<text:span text:style-name="T1"> <text:s/>h4 lien vers une adresse ma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lle DOMENGES</meta:initial-creator>
    <meta:creation-date>2022-02-25T09:06:22.01</meta:creation-date>
    <dc:date>2022-02-25T17:06:53.65</dc:date>
    <dc:creator>Marielle DOMENGES</dc:creator>
    <meta:editing-duration>PT4H5M47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2" meta:paragraph-count="64" meta:word-count="155" meta:character-count="1712"/>
  </office:meta>
</office:document-meta>
</file>